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6D0000020946623C0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1f46e" officeooo:paragraph-rsid="0011f4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cm" svg:height="7.816cm" draw:z-index="0"><draw:image xlink:href="Pictures/100002010000046D0000020946623C0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7T15:17:38.919796091</dc:date>
    <dc:creator>Satish Palaniappan</dc:creator>
    <meta:document-statistic meta:table-count="0" meta:image-count="1" meta:object-count="0" meta:page-count="1" meta:paragraph-count="0" meta:word-count="0" meta:character-count="0" meta:non-whitespace-character-count="0"/>
    <meta:generator>LibreOffice/4.2.3.3$Linux_X86_64 LibreOffice_project/420m0$Build-3</meta:generator>
  </office:meta>
</office:document-meta>
</file>